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c9f" officeooo:paragraph-rsid="00012c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us pouvez nous contactez en nous appelant au 0496101142</text:p>
      <text:p text:style-name="P1">ou nous contactez à l’adresse email suivante ; olivier968@msn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0-13T12:39:22.077000000</dc:date>
    <meta:editing-duration>PT1M43S</meta:editing-duration>
    <meta:editing-cycles>1</meta:editing-cycles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